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5/11/2021</text:span></text:p>
      <text:p text:style-name="P9"/>
      <text:p text:style-name="P10">RECIBI CONFORME</text:p>
      <text:p text:style-name="P9"/>
      <text:p text:style-name="P11">CLIENTE: HUARI SEGOVIA, MARCO</text:p>
      <text:p text:style-name="P12">CANT. TOTAL DE CAJAS: 1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TIPO</text:span></text:p>
      <text:p text:style-name="P5"/>
      <text:p text:style-name="P5">Recojo: <text:span text:style-name="T3">HUARI SEGOVIA, MARC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4T18:41:3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